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Denver (7-2)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8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Texas A&amp;M-Corpus Christi (3-7)</text:p>
          </table:table-cell>
          <table:table-cell office:value-type="string">
            <text:p>25</text:p>
          </table:table-cell>
          <table:table-cell office:value-type="string">
            <text:p>22</text:p>
          </table:table-cell>
          <table:table-cell office:value-type="string">
            <text:p>23</text:p>
          </table:table-cell>
          <table:table-cell office:value-type="string">
            <text:p>2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Denver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29</text:p>
          </table:table-cell>
          <table:table-cell office:value-type="string">
            <text:p>.24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8</text:p>
          </table:table-cell>
          <table:table-cell office:value-type="string">
            <text:p>39</text:p>
          </table:table-cell>
          <table:table-cell office:value-type="string">
            <text:p>.128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8</text:p>
          </table:table-cell>
          <table:table-cell office:value-type="string">
            <text:p>46</text:p>
          </table:table-cell>
          <table:table-cell office:value-type="string">
            <text:p>.174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48</text:p>
          </table:table-cell>
          <table:table-cell office:value-type="string">
            <text:p>.208</text:p>
          </table:table-cell>
        </table:table-row>
        <table:table-row>
          <table:table-cell office:value-type="string">
            <text:p>Texas A&amp;M-Corpus Christi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25</text:p>
          </table:table-cell>
          <table:table-cell office:value-type="string">
            <text:p>.60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office:value-type="string">
            <text:p>32</text:p>
          </table:table-cell>
          <table:table-cell office:value-type="string">
            <text:p>.06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50</text:p>
          </table:table-cell>
          <table:table-cell office:value-type="string">
            <text:p>.10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6</text:p>
          </table:table-cell>
          <table:table-cell office:value-type="string">
            <text:p>44</text:p>
          </table:table-cell>
          <table:table-cell office:value-type="string">
            <text:p>.227</text:p>
          </table:table-cell>
        </table:table-row>
      </table:table>
      <table:table table:name="Sheet 2">
        <table:table-row>
          <table:table-cell office:value-type="string">
            <text:p>Denver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Cassie Baird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.1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ndrea Eddy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assidy Rook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Olivia Novotny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Ellie Anderso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-.333</text:p>
          </table:table-cell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cca Latham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3</text:p>
          </table:table-cell>
          <table:table-cell office:value-type="string">
            <text:p>28</text:p>
          </table:table-cell>
          <table:table-cell office:value-type="string">
            <text:p>.46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ydia Bartalo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.35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iyusha Boteju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acy Carrabin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ina Boe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.23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ayla Principato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26</text:p>
          </table:table-cell>
          <table:table-cell office:value-type="string">
            <text:p>-.03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ma Willis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.15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Teal Schnurr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26</text:p>
          </table:table-cell>
          <table:table-cell office:value-type="string">
            <text:p>.115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6</text:p>
          </table:table-cell>
          <table:table-cell office:value-type="string">
            <text:p>26</text:p>
          </table:table-cell>
          <table:table-cell office:value-type="string">
            <text:p>162</text:p>
          </table:table-cell>
          <table:table-cell office:value-type="string">
            <text:p>.185</text:p>
          </table:table-cell>
          <table:table-cell office:value-type="string">
            <text:p>52</text:p>
          </table:table-cell>
          <table:table-cell office:value-type="string">
            <text:p>11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65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73.0</text:p>
          </table:table-cell>
        </table:table-row>
      </table:table>
      <table:table table:name="Sheet 3">
        <table:table-row>
          <table:table-cell office:value-type="string">
            <text:p>Texas A&amp;M-Corpus Christi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Woods, Madiso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Gilpin, Brittany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21</text:p>
          </table:table-cell>
          <table:table-cell office:value-type="string">
            <text:p>.04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Green, Madison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25</text:p>
          </table:table-cell>
          <table:table-cell office:value-type="string">
            <text:p>.28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Tucker, Camryn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Doud, Madeleine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.13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Thorpe, Chloe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.6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Simon, Chloe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Krenek, Jenna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Moran, Mallory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.167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Nicholson, Kristyn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27</text:p>
          </table:table-cell>
          <table:table-cell office:value-type="string">
            <text:p>.148</text:p>
          </table:table-cell>
          <table:table-cell office:value-type="string">
            <text:p>3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Herbold, Jessi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Hubacek, Emily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Horn, Shanice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28</text:p>
          </table:table-cell>
          <table:table-cell office:value-type="string">
            <text:p>.1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2</text:p>
          </table:table-cell>
          <table:table-cell office:value-type="string">
            <text:p>20</text:p>
          </table:table-cell>
          <table:table-cell office:value-type="string">
            <text:p>151</text:p>
          </table:table-cell>
          <table:table-cell office:value-type="string">
            <text:p>.212</text:p>
          </table:table-cell>
          <table:table-cell office:value-type="string">
            <text:p>46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71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1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